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6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2mm" svg:height="90.01mm" svg:x="68.03mm" svg:y="182.44mm">
            <draw:object draw:notify-on-update-of-ranges="Sheet1.C17:Sheet1.L17 Sheet1.C22:Sheet1.L22 Sheet1.C23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number-columns-repeated="2" table:default-cell-style-name="ce6"/>
        <table:table-column table:style-name="co3" table:default-cell-style-name="ce6"/>
        <table:table-column table:style-name="co1" table:default-cell-style-name="ce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formula="of:=([.C7]-[.C6])/[.C5]" office:value-type="float" office:value="0.0216216216216216" calcext:value-type="float">
            <text:p>0.02</text:p>
          </table:table-cell>
          <table:table-cell table:style-name="ce7" table:formula="of:=([.D7]-[.D6])/[.D5]" office:value-type="float" office:value="0" calcext:value-type="float">
            <text:p>0.00</text:p>
          </table:table-cell>
          <table:table-cell table:style-name="ce7" table:formula="of:=([.E7]-[.E6])/[.E5]" office:value-type="float" office:value="0.09" calcext:value-type="float">
            <text:p>0.09</text:p>
          </table:table-cell>
          <table:table-cell table:style-name="ce7" table:formula="of:=([.F7]-[.F6])/[.F5]" office:value-type="float" office:value="0" calcext:value-type="float">
            <text:p>0.00</text:p>
          </table:table-cell>
          <table:table-cell table:style-name="ce7" table:formula="of:=([.G7]-[.G6])/[.G5]" office:value-type="float" office:value="0.456521739130435" calcext:value-type="float">
            <text:p>0.46</text:p>
          </table:table-cell>
          <table:table-cell table:style-name="ce7" table:formula="of:=([.H7]-[.H6])/[.H5]" office:value-type="float" office:value="0" calcext:value-type="float">
            <text:p>0.00</text:p>
          </table:table-cell>
          <table:table-cell table:style-name="ce7" table:formula="of:=([.I7]-[.I6])/[.I5]" office:value-type="float" office:value="0.0575916230366492" calcext:value-type="float">
            <text:p>0.06</text:p>
          </table:table-cell>
          <table:table-cell table:style-name="ce7" table:formula="of:=([.J7]-[.J6])/[.J5]" office:value-type="float" office:value="0" calcext:value-type="float">
            <text:p>0.00</text:p>
          </table:table-cell>
          <table:table-cell table:style-name="ce7" table:formula="of:=([.K7]-[.K6])/[.K5]" office:value-type="float" office:value="0.00395256916996047" calcext:value-type="float">
            <text:p>0.00</text:p>
          </table:table-cell>
          <table:table-cell table:style-name="ce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formula="of:=([.C8]-[.C6])/[.C5]" office:value-type="float" office:value="0.102702702702703" calcext:value-type="float">
            <text:p>0.10</text:p>
          </table:table-cell>
          <table:table-cell table:style-name="ce7" table:formula="of:=([.D8]-[.D6])/[.D5]" office:value-type="float" office:value="0.0222222222222222" calcext:value-type="float">
            <text:p>0.02</text:p>
          </table:table-cell>
          <table:table-cell table:style-name="ce7" table:formula="of:=([.E8]-[.E6])/[.E5]" office:value-type="float" office:value="0.09" calcext:value-type="float">
            <text:p>0.09</text:p>
          </table:table-cell>
          <table:table-cell table:style-name="ce7" table:formula="of:=([.F8]-[.F6])/[.F5]" office:value-type="float" office:value="0.1" calcext:value-type="float">
            <text:p>0.10</text:p>
          </table:table-cell>
          <table:table-cell table:style-name="ce7" table:formula="of:=([.G8]-[.G6])/[.G5]" office:value-type="float" office:value="0.565217391304348" calcext:value-type="float">
            <text:p>0.57</text:p>
          </table:table-cell>
          <table:table-cell table:style-name="ce7" table:formula="of:=([.H8]-[.H6])/[.H5]" office:value-type="float" office:value="0.1" calcext:value-type="float">
            <text:p>0.10</text:p>
          </table:table-cell>
          <table:table-cell table:style-name="ce7" table:formula="of:=([.I8]-[.I6])/[.I5]" office:value-type="float" office:value="0.120418848167539" calcext:value-type="float">
            <text:p>0.12</text:p>
          </table:table-cell>
          <table:table-cell table:style-name="ce7" table:formula="of:=([.J8]-[.J6])/[.J5]" office:value-type="float" office:value="0.111111111111111" calcext:value-type="float">
            <text:p>0.11</text:p>
          </table:table-cell>
          <table:table-cell table:style-name="ce7" table:formula="of:=([.K8]-[.K6])/[.K5]" office:value-type="float" office:value="0.0671936758893281" calcext:value-type="float">
            <text:p>0.07</text:p>
          </table:table-cell>
          <table:table-cell table:style-name="ce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7" table:formula="of:=[.C7]/[.C5]" office:value-type="float" office:value="0.702702702702703" calcext:value-type="float">
            <text:p>0.70</text:p>
          </table:table-cell>
          <table:table-cell table:style-name="ce7" table:formula="of:=[.D7]/[.D5]" office:value-type="float" office:value="0.622222222222222" calcext:value-type="float">
            <text:p>0.62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7]/[.F5]" office:value-type="float" office:value="0.5" calcext:value-type="float">
            <text:p>0.50</text:p>
          </table:table-cell>
          <table:table-cell table:style-name="ce7" table:formula="of:=[.G7]/[.G5]" office:value-type="float" office:value="0.521739130434783" calcext:value-type="float">
            <text:p>0.5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I7]/[.I5]" office:value-type="float" office:value="0.717277486910995" calcext:value-type="float">
            <text:p>0.72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K7]/[.K5]" office:value-type="float" office:value="0.770750988142293" calcext:value-type="float">
            <text:p>0.77</text:p>
          </table:table-cell>
          <table:table-cell table:style-name="ce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7" table:formula="of:=[.C8]/[.C5]" office:value-type="float" office:value="0.783783783783784" calcext:value-type="float">
            <text:p>0.78</text:p>
          </table:table-cell>
          <table:table-cell table:style-name="ce7" table:formula="of:=[.D8]/[.D5]" office:value-type="float" office:value="0.644444444444444" calcext:value-type="float">
            <text:p>0.64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8]/[.F5]" office:value-type="float" office:value="0.6" calcext:value-type="float">
            <text:p>0.60</text:p>
          </table:table-cell>
          <table:table-cell table:style-name="ce7" table:formula="of:=[.G8]/[.G5]" office:value-type="float" office:value="0.630434782608696" calcext:value-type="float">
            <text:p>0.63</text:p>
          </table:table-cell>
          <table:table-cell table:style-name="ce7" office:value-type="float" office:value="0.6" calcext:value-type="float">
            <text:p>0.60</text:p>
          </table:table-cell>
          <table:table-cell table:style-name="ce7" table:formula="of:=[.I8]/[.I5]" office:value-type="float" office:value="0.780104712041885" calcext:value-type="float">
            <text:p>0.7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table:formula="of:=[.K8]/[.K5]" office:value-type="float" office:value="0.83399209486166" calcext:value-type="float">
            <text:p>0.83</text:p>
          </table:table-cell>
          <table:table-cell table:style-name="ce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206.01" calcext:value-type="float">
            <text:p>206.0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57.93" calcext:value-type="float">
            <text:p>57.93</text:p>
          </table:table-cell>
          <table:table-cell office:value-type="float" office:value="21.04" calcext:value-type="float">
            <text:p>21.04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5.91" calcext:value-type="float">
            <text:p>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7.12" calcext:value-type="float">
            <text:p>27.12</text:p>
          </table:table-cell>
          <table:table-cell office:value-type="float" office:value="59.95" calcext:value-type="float">
            <text:p>59.95</text:p>
          </table:table-cell>
          <table:table-cell office:value-type="float" office:value="178.16" calcext:value-type="float">
            <text:p>178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98.05" calcext:value-type="float">
            <text:p>98.0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ser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F18]/[.F18]" office:value-type="float" office:value="1" calcext:value-type="float">
            <text:p>1</text:p>
          </table:table-cell>
          <table:table-cell table:formula="of:=[.G18]/[.G18]" office:value-type="float" office:value="1" calcext:value-type="float">
            <text:p>1</text:p>
          </table:table-cell>
          <table:table-cell table:formula="of:=[.H18]/[.H18]" office:value-type="float" office:value="1" calcext:value-type="float">
            <text:p>1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[.J18]/[.J18]" office:value-type="float" office:value="1" calcext:value-type="float">
            <text:p>1</text:p>
          </table:table-cell>
          <table:table-cell table:formula="of:=[.K18]/[.K18]" office:value-type="float" office:value="1" calcext:value-type="float">
            <text:p>1</text:p>
          </table:table-cell>
          <table:table-cell table:formula="of:=[.L18]/[.L18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5.14949076471604" calcext:value-type="float">
            <text:p>5.14949076471604</text:p>
          </table:table-cell>
          <table:table-cell table:formula="of:=[.D18]/[.D19]" office:value-type="float" office:value="2.64496197718631" calcext:value-type="float">
            <text:p>2.6449619771863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1.02030456852792" calcext:value-type="float">
            <text:p>1.02030456852792</text:p>
          </table:table-cell>
          <table:table-cell table:formula="of:=[.I18]/[.I19]" office:value-type="float" office:value="1.50989948218093" calcext:value-type="float">
            <text:p>1.50989948218093</text:p>
          </table:table-cell>
          <table:table-cell table:formula="of:=[.J18]/[.J19]" office:value-type="float" office:value="1.09882005899705" calcext:value-type="float">
            <text:p>1.0988200589970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1.15632016165245" calcext:value-type="float">
            <text:p>1.156320161652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10107088220296" calcext:value-type="float">
            <text:p>2.10107088220296</text:p>
          </table:table-cell>
          <table:table-cell table:number-columns-repeated="101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</table:table-row>
      </table:table>
      <table:named-expressions/>
      <table:database-ranges>
        <table:database-range table:name="__Anonymous_Sheet_DB__1" table:target-range-address="Sheet2.A1:Sheet2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2:59:44.803724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2-01T13:16:06.619616687</dc:date>
    <meta:editing-duration>PT5H5M56S</meta:editing-duration>
    <meta:editing-cycles>24</meta:editing-cycles>
    <meta:generator>LibreOffice/6.1.4.2$Linux_X86_64 LibreOffice_project/10$Build-2</meta:generator>
    <meta:document-statistic meta:table-count="2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577cm" svg:y="3.953cm" style:legend-expansion="high" chart:style-name="ch2"/>
        <chart:plot-area chart:style-name="ch3" table:cell-range-address="Sheet1.C17:Sheet1.L17 Sheet1.C22:Sheet1.L23" chart:data-source-has-labels="both" svg:x="0.319cm" svg:y="0.18cm" svg:width="13.939cm" svg:height="8.642cm">
          <chartooo:coordinate-region svg:x="0.755cm" svg:y="0.379cm" svg:width="13.503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L22" loext:label-string="ml" chart:class="chart:bar">
            <chart:data-point chart:repeated="10"/>
          </chart:series>
          <chart:series chart:style-name="ch8" chart:values-cell-range-address="Sheet1.C23:Sheet1.L23" loext:label-string="omp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float" office:value="5.14949076471604">
                <text:p>5.14949076471604</text:p>
                <draw:g>
                  <svg:desc>Sheet1.C22:Sheet1.L22</svg:desc>
                </draw:g>
              </table:table-cell>
              <table:table-cell office:value-type="float" office:value="5.07675289312458">
                <text:p>5.07675289312458</text:p>
                <draw:g>
                  <svg:desc>Sheet1.C23:Sheet1.L23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2.64496197718631">
                <text:p>2.64496197718631</text:p>
              </table:table-cell>
              <table:table-cell office:value-type="float" office:value="3.20011500862565">
                <text:p>3.20011500862565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1">
                <text:p>1</text:p>
              </table:table-cell>
              <table:table-cell office:value-type="float" office:value="2.37814320760503">
                <text:p>2.37814320760503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">
                <text:p>1</text:p>
              </table:table-cell>
              <table:table-cell office:value-type="float" office:value="3.50259965337955">
                <text:p>3.50259965337955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2.77759197324415">
                <text:p>2.77759197324415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1.02030456852792">
                <text:p>1.02030456852792</text:p>
              </table:table-cell>
              <table:table-cell office:value-type="float" office:value="2.29277566539924">
                <text:p>2.29277566539924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50989948218093">
                <text:p>1.50989948218093</text:p>
              </table:table-cell>
              <table:table-cell office:value-type="float" office:value="1.73351984612695">
                <text:p>1.73351984612695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1.09882005899705">
                <text:p>1.09882005899705</text:p>
              </table:table-cell>
              <table:table-cell office:value-type="float" office:value="1.38026864289023">
                <text:p>1.38026864289023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3.21807056372868">
                <text:p>3.21807056372868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1.15632016165245">
                <text:p>1.15632016165245</text:p>
              </table:table-cell>
              <table:table-cell office:value-type="float" office:value="2.10107088220296">
                <text:p>2.10107088220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